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to 86% - different uninteresting item.</text:p>
      <text:p text:style-name="P1">87% - re-random, random book</text:p>
      <text:p text:style-name="P1">88% - re-random, random book, 6% chance to get a Tome/Treatise, 1% Tome/Treatise</text:p>
      <text:p text:style-name="P1">89-90% - re-random, 10 to 200 gold pieces</text:p>
      <text:p text:style-name="P1">91-92% - re-random, random potion</text:p>
      <text:p text:style-name="P1">93-94% - re-random, random gem</text:p>
      <text:p text:style-name="P1">95% - re-random, scroll of levels 1 to 5 spell (clerical or strong possible)</text:p>
      <text:p text:style-name="P1">96% - re-random, scroll of levels 6 to 9 spell (clerical or strong possible)</text:p>
      <text:p text:style-name="P1">97% - re-random, precious or unusual rare item</text:p>
      <text:p text:style-name="P1">98% - re-random, random wand</text:p>
      <text:p text:style-name="P1">99-100% - re-random, random magic item (uniq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29S</meta:editing-duration>
    <meta:editing-cycles>8</meta:editing-cycles>
    <meta:generator>OpenOffice/4.1.3$Win32 OpenOffice.org_project/413m1$Build-9783</meta:generator>
    <dc:date>2016-10-22T17:20:34.37</dc:date>
    <dc:creator>Luca Piol</dc:creator>
    <meta:document-statistic meta:table-count="0" meta:image-count="0" meta:object-count="0" meta:page-count="1" meta:paragraph-count="11" meta:word-count="91" meta:character-count="525"/>
    <meta:user-defined meta:name="Info 1"/>
    <meta:user-defined meta:name="Info 2"/>
    <meta:user-defined meta:name="Info 3"/>
    <meta:user-defined meta:name="Info 4"/>
  </office:meta>
</office:document-meta>
</file>